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Paragraph">
      <style:text-properties fo:font-size="16pt" fo:font-weight="bold" style:font-size-asian="16pt" style:font-weight-asian="bold" style:font-size-complex="16pt"/>
    </style:style>
    <style:style style:name="P2" style:family="paragraph" style:parent-style-name="List_20_Paragraph">
      <style:text-properties fo:color="#03397d" fo:font-size="10pt"/>
    </style:style>
    <style:style style:name="P3" style:family="paragraph" style:parent-style-name="List_20_Paragraph">
      <style:text-properties fo:color="#03397d" fo:font-size="10pt" officeooo:rsid="000cae73" officeooo:paragraph-rsid="000cae73"/>
    </style:style>
    <style:style style:name="P4" style:family="paragraph" style:parent-style-name="List_20_Paragraph">
      <style:text-properties fo:color="#03397d" fo:font-size="10pt" officeooo:rsid="000d7de3" officeooo:paragraph-rsid="000d7de3"/>
    </style:style>
    <style:style style:name="P5" style:family="paragraph" style:parent-style-name="List_20_Paragraph">
      <style:text-properties fo:color="#03397d" fo:font-size="10pt" officeooo:rsid="00154ebf" officeooo:paragraph-rsid="00154ebf"/>
    </style:style>
    <style:style style:name="P6" style:family="paragraph" style:parent-style-name="List_20_Paragraph">
      <style:text-properties fo:color="#03397d" fo:font-size="10pt" officeooo:rsid="001a290e" officeooo:paragraph-rsid="001a290e"/>
    </style:style>
    <style:style style:name="P7" style:family="paragraph" style:parent-style-name="List_20_Paragraph">
      <style:paragraph-properties fo:margin-left="0cm" fo:margin-right="0cm" fo:text-indent="0cm" style:auto-text-indent="false"/>
      <style:text-properties fo:font-size="16pt" fo:font-weight="bold" style:font-size-asian="16pt" style:font-weight-asian="bold" style:font-size-complex="16pt"/>
    </style:style>
    <style:style style:name="P8" style:family="paragraph" style:parent-style-name="List_20_Paragraph">
      <style:paragraph-properties fo:margin-left="0cm" fo:margin-right="0cm" fo:text-indent="0cm" style:auto-text-indent="false"/>
      <style:text-properties fo:font-size="16pt" fo:font-weight="bold" officeooo:rsid="000a57c0" officeooo:paragraph-rsid="000a57c0" style:font-size-asian="16pt" style:font-weight-asian="bold" style:font-size-complex="16pt"/>
    </style:style>
    <style:style style:name="P9" style:family="paragraph" style:parent-style-name="List_20_Paragraph">
      <style:paragraph-properties fo:margin-left="0cm" fo:margin-right="0cm" fo:text-indent="0cm" style:auto-text-indent="false"/>
      <style:text-properties fo:font-size="10pt" fo:font-weight="normal" officeooo:rsid="000cae73" officeooo:paragraph-rsid="000cae73" style:font-size-asian="16pt" style:font-weight-asian="normal" style:font-size-complex="16pt" style:font-weight-complex="normal"/>
    </style:style>
    <style:style style:name="P10" style:family="paragraph" style:parent-style-name="List_20_Paragraph">
      <style:paragraph-properties fo:margin-left="0cm" fo:margin-right="0cm" fo:text-indent="0cm" style:auto-text-indent="false"/>
      <style:text-properties officeooo:paragraph-rsid="001a290e"/>
    </style:style>
    <style:style style:name="P11" style:family="paragraph" style:parent-style-name="Standard">
      <style:text-properties style:font-name="Calibri" fo:font-size="14pt" fo:font-weight="bold" style:font-name-asian="Times New Roman1" style:font-size-asian="14pt" style:font-weight-asian="bold" style:font-name-complex="Calibri1" style:font-size-complex="14pt" style:font-weight-complex="bold"/>
    </style:style>
    <style:style style:name="P12" style:family="paragraph" style:parent-style-name="Standard">
      <style:text-properties fo:font-size="16pt" fo:font-weight="bold" style:font-size-asian="16pt" style:font-weight-asian="bold" style:font-size-complex="16pt"/>
    </style:style>
    <style:style style:name="P13" style:family="paragraph" style:parent-style-name="Standard">
      <style:text-properties fo:color="#03397d"/>
    </style:style>
    <style:style style:name="P14" style:family="paragraph" style:parent-style-name="Standard">
      <style:text-properties fo:color="#03397d" fo:font-size="10pt" officeooo:rsid="0010c3b4" officeooo:paragraph-rsid="0010c3b4"/>
    </style:style>
    <style:style style:name="P15" style:family="paragraph" style:parent-style-name="Standard">
      <style:text-properties fo:color="#03397d" fo:font-size="10pt" officeooo:rsid="00105ebc" officeooo:paragraph-rsid="00105ebc"/>
    </style:style>
    <style:style style:name="P16" style:family="paragraph" style:parent-style-name="Standard">
      <style:text-properties fo:color="#03397d" fo:font-size="10pt" officeooo:rsid="00105ebc" officeooo:paragraph-rsid="001288f6"/>
    </style:style>
    <style:style style:name="P17" style:family="paragraph" style:parent-style-name="Standard">
      <style:text-properties fo:color="#03397d" fo:font-size="10pt" officeooo:rsid="000af02a" officeooo:paragraph-rsid="000af02a"/>
    </style:style>
    <style:style style:name="P18" style:family="paragraph" style:parent-style-name="Standard">
      <style:text-properties fo:color="#03397d" fo:font-size="10pt" officeooo:rsid="000b2aa8" officeooo:paragraph-rsid="000b2aa8"/>
    </style:style>
    <style:style style:name="P19" style:family="paragraph" style:parent-style-name="Standard">
      <style:text-properties fo:color="#03397d" fo:font-size="10pt" officeooo:rsid="000dd28c" officeooo:paragraph-rsid="000dd28c"/>
    </style:style>
    <style:style style:name="P20" style:family="paragraph" style:parent-style-name="Standard">
      <style:text-properties fo:color="#03397d" fo:font-size="10pt" officeooo:rsid="000f61ca" officeooo:paragraph-rsid="000f61ca"/>
    </style:style>
    <style:style style:name="P21" style:family="paragraph" style:parent-style-name="Standard">
      <style:text-properties fo:color="#03397d" fo:font-size="10pt" officeooo:rsid="00154ebf" officeooo:paragraph-rsid="00154ebf"/>
    </style:style>
    <style:style style:name="P22" style:family="paragraph" style:parent-style-name="Standard">
      <style:text-properties fo:color="#03397d" fo:font-size="10pt" fo:font-weight="normal" officeooo:rsid="001c13ac" officeooo:paragraph-rsid="001c13ac" style:font-size-asian="16pt" style:font-weight-asian="normal" style:font-size-complex="16pt" style:font-weight-complex="normal"/>
    </style:style>
    <style:style style:name="P23" style:family="paragraph" style:parent-style-name="Normal_20__28_Web_29_">
      <style:paragraph-properties fo:margin-left="1.27cm" fo:margin-right="0cm" fo:margin-top="0.494cm" fo:margin-bottom="0.494cm" loext:contextual-spacing="false" fo:text-indent="0cm" style:auto-text-indent="false"/>
      <style:text-properties fo:color="#03397d" style:font-name="Cambria" fo:font-size="10pt" fo:language="en" fo:country="US" fo:font-style="normal" officeooo:rsid="000d7de3" officeooo:paragraph-rsid="000d7de3" style:font-size-asian="10pt" style:font-style-asian="normal" style:font-name-complex="Calibri1" style:font-size-complex="10pt" style:font-style-complex="normal"/>
    </style:style>
    <style:style style:name="P24" style:family="paragraph" style:parent-style-name="Normal_20__28_Web_29_">
      <style:paragraph-properties fo:margin-left="1.27cm" fo:margin-right="0cm" fo:margin-top="0.494cm" fo:margin-bottom="0.494cm" loext:contextual-spacing="false" fo:text-indent="0cm" style:auto-text-indent="false"/>
      <style:text-properties fo:color="#03397d" style:font-name="Cambria" fo:font-size="10pt" fo:language="en" fo:country="US" fo:font-style="normal" officeooo:rsid="000dd28c" officeooo:paragraph-rsid="001618f6" style:font-size-asian="10pt" style:font-style-asian="normal" style:font-name-complex="Calibri1" style:font-size-complex="10pt" style:font-style-complex="normal"/>
    </style:style>
    <style:style style:name="P25" style:family="paragraph" style:parent-style-name="Normal_20__28_Web_29_">
      <style:paragraph-properties fo:margin-left="1.27cm" fo:margin-right="0cm" fo:margin-top="0.494cm" fo:margin-bottom="0.494cm" loext:contextual-spacing="false" fo:text-indent="0cm" style:auto-text-indent="false"/>
      <style:text-properties fo:color="#03397d" style:font-name="Cambria" fo:font-size="10pt" fo:language="en" fo:country="US" fo:font-style="normal" officeooo:rsid="0010c3b4" officeooo:paragraph-rsid="0014cee2" style:font-size-asian="10pt" style:font-style-asian="normal" style:font-name-complex="Calibri1" style:font-size-complex="10pt" style:font-style-complex="normal"/>
    </style:style>
    <style:style style:name="P26" style:family="paragraph" style:parent-style-name="Normal_20__28_Web_29_">
      <style:paragraph-properties fo:margin-left="1.27cm" fo:margin-right="0cm" fo:margin-top="0.494cm" fo:margin-bottom="0.494cm" loext:contextual-spacing="false" fo:text-indent="0cm" style:auto-text-indent="false"/>
      <style:text-properties style:font-name="Calibri" fo:font-size="11pt" fo:language="en" fo:country="US" fo:font-style="italic" officeooo:paragraph-rsid="0010c3b4" style:font-size-asian="11pt" style:font-style-asian="italic" style:font-name-complex="Calibri1" style:font-size-complex="11pt"/>
    </style:style>
    <style:style style:name="P27" style:family="paragraph" style:parent-style-name="Normal_20__28_Web_29_">
      <style:paragraph-properties fo:margin-left="1.27cm" fo:margin-right="0cm" fo:margin-top="0.494cm" fo:margin-bottom="0.494cm" loext:contextual-spacing="false" fo:text-indent="0cm" style:auto-text-indent="false"/>
      <style:text-properties officeooo:paragraph-rsid="001618f6"/>
    </style:style>
    <style:style style:name="P28" style:family="paragraph" style:parent-style-name="Standard">
      <style:paragraph-properties fo:margin-top="0.494cm" fo:margin-bottom="0.494cm" loext:contextual-spacing="false"/>
      <style:text-properties fo:color="#03397d" style:font-name-asian="Times New Roman1" style:font-name-complex="Calibri1"/>
    </style:style>
    <style:style style:name="P29" style:family="paragraph" style:parent-style-name="List_20_Paragraph" style:master-page-name="Standard">
      <style:paragraph-properties fo:margin-left="0cm" fo:margin-right="0cm" fo:text-align="center" style:justify-single-word="false" fo:text-indent="0cm" style:auto-text-indent="false" style:page-number="auto"/>
      <style:text-properties fo:font-size="16pt" fo:font-weight="normal" officeooo:rsid="000a57c0" officeooo:paragraph-rsid="000a57c0" style:font-size-asian="16pt" style:font-weight-asian="normal" style:font-size-complex="16pt" style:font-weight-complex="normal"/>
    </style:style>
    <style:style style:name="P30" style:family="paragraph" style:parent-style-name="List_20_Paragraph" style:list-style-name="WWNum6">
      <style:paragraph-properties fo:margin-left="0cm" fo:margin-right="0cm" fo:text-indent="0cm" style:auto-text-indent="false"/>
      <style:text-properties officeooo:paragraph-rsid="0010c3b4"/>
    </style:style>
    <style:style style:name="P31" style:family="paragraph" style:parent-style-name="List_20_Paragraph" style:list-style-name="WWNum12"/>
    <style:style style:name="P32" style:family="paragraph" style:parent-style-name="List_20_Paragraph" style:list-style-name="WWNum1"/>
    <style:style style:name="P33" style:family="paragraph" style:parent-style-name="List_20_Paragraph" style:list-style-name="WWNum1">
      <style:text-properties officeooo:paragraph-rsid="00185e87"/>
    </style:style>
    <style:style style:name="P34" style:family="paragraph" style:parent-style-name="List_20_Paragraph" style:list-style-name="WWNum1">
      <style:text-properties fo:color="#03397d" fo:font-size="10pt" officeooo:rsid="0010c3b4" officeooo:paragraph-rsid="0010c3b4"/>
    </style:style>
    <style:style style:name="P35" style:family="paragraph" style:parent-style-name="List_20_Paragraph">
      <style:text-properties fo:color="#03397d" fo:font-size="10pt" officeooo:rsid="00167116" officeooo:paragraph-rsid="00167116"/>
    </style:style>
    <style:style style:name="P36" style:family="paragraph" style:parent-style-name="List_20_Paragraph" style:list-style-name="WWNum1">
      <style:text-properties fo:color="#03397d" fo:font-size="10pt" officeooo:rsid="00185e87" officeooo:paragraph-rsid="00185e87"/>
    </style:style>
    <style:style style:name="P37" style:family="paragraph" style:parent-style-name="List_20_Paragraph">
      <style:text-properties fo:color="#03397d" fo:font-size="10pt" officeooo:rsid="001b49e3" officeooo:paragraph-rsid="001b49e3"/>
    </style:style>
    <style:style style:name="P38" style:family="paragraph" style:parent-style-name="List_20_Paragraph" style:list-style-name="WWNum6">
      <style:text-properties fo:color="#03397d" fo:font-size="10pt" officeooo:rsid="001288f6" officeooo:paragraph-rsid="001288f6"/>
    </style:style>
    <style:style style:name="P39" style:family="paragraph" style:parent-style-name="List_20_Paragraph">
      <style:text-properties fo:color="#03397d" fo:font-size="10pt" officeooo:rsid="00154ebf" officeooo:paragraph-rsid="00154ebf"/>
    </style:style>
    <style:style style:name="P40" style:family="paragraph" style:parent-style-name="List_20_Paragraph" style:list-style-name="WWNum6">
      <style:text-properties fo:color="#03397d" fo:font-size="10pt"/>
    </style:style>
    <style:style style:name="P41" style:family="paragraph" style:parent-style-name="List_20_Paragraph" style:list-style-name="WWNum6"/>
    <style:style style:name="P42" style:family="paragraph" style:parent-style-name="List_20_Paragraph" style:list-style-name="WWNum6">
      <style:text-properties officeooo:paragraph-rsid="0010c3b4"/>
    </style:style>
    <style:style style:name="P43" style:family="paragraph" style:parent-style-name="List_20_Paragraph" style:list-style-name="WWNum3">
      <style:paragraph-properties fo:margin-left="0cm" fo:margin-right="0cm" fo:text-indent="-0.476cm" style:auto-text-indent="false"/>
      <style:text-properties fo:font-size="16pt" fo:font-weight="bold" style:font-size-asian="16pt" style:font-weight-asian="bold" style:font-size-complex="16pt"/>
    </style:style>
    <style:style style:name="P44" style:family="paragraph" style:parent-style-name="Standard">
      <style:text-properties fo:color="#03397d" fo:font-size="10pt" officeooo:rsid="0010c3b4" officeooo:paragraph-rsid="001e1404"/>
    </style:style>
    <style:style style:name="P45" style:family="paragraph" style:parent-style-name="Standard">
      <style:text-properties officeooo:paragraph-rsid="001e1404"/>
    </style:style>
    <style:style style:name="P46" style:family="paragraph" style:parent-style-name="Standard">
      <style:text-properties officeooo:rsid="001e1404" officeooo:paragraph-rsid="001e1404"/>
    </style:style>
    <style:style style:name="P47" style:family="paragraph" style:parent-style-name="Standard" style:list-style-name="WWNum12">
      <style:paragraph-properties fo:margin-top="0.494cm" fo:margin-bottom="0.494cm" loext:contextual-spacing="false"/>
      <style:text-properties style:font-name-asian="Times New Roman1" style:font-name-complex="Calibri1"/>
    </style:style>
    <style:style style:name="P48" style:family="paragraph" style:parent-style-name="Standard" style:list-style-name="WWNum12">
      <style:paragraph-properties fo:margin-top="0.494cm" fo:margin-bottom="0.494cm" loext:contextual-spacing="false"/>
      <style:text-properties fo:color="#03397d" fo:font-size="10pt" officeooo:rsid="0013cd79" officeooo:paragraph-rsid="0013cd79" style:font-name-asian="Times New Roman1" style:font-name-complex="Calibri1"/>
    </style:style>
    <style:style style:name="P49" style:family="paragraph" style:parent-style-name="Standard">
      <style:paragraph-properties fo:margin-left="1.27cm" fo:margin-right="0cm" fo:margin-top="0.494cm" fo:margin-bottom="0.494cm" loext:contextual-spacing="false" fo:text-indent="0cm" style:auto-text-indent="false"/>
      <style:text-properties officeooo:paragraph-rsid="001618f6"/>
    </style:style>
    <style:style style:name="T1" style:family="text">
      <style:text-properties style:font-name-asian="Times New Roman1" style:font-name-complex="Times New Roman1"/>
    </style:style>
    <style:style style:name="T2" style:family="text">
      <style:text-properties officeooo:rsid="001618f6" style:font-name-asian="Times New Roman1" style:font-name-complex="Times New Roman1"/>
    </style:style>
    <style:style style:name="T3" style:family="text">
      <style:text-properties fo:font-size="10pt" officeooo:rsid="0014cee2"/>
    </style:style>
    <style:style style:name="T4" style:family="text">
      <style:text-properties officeooo:rsid="0010c3b4"/>
    </style:style>
    <style:style style:name="T5" style:family="text">
      <style:text-properties officeooo:rsid="0014831a"/>
    </style:style>
    <style:style style:name="T6" style:family="text">
      <style:text-properties officeooo:rsid="0014cee2"/>
    </style:style>
    <style:style style:name="T7" style:family="text">
      <style:text-properties fo:color="#03397d" fo:font-size="10pt"/>
    </style:style>
    <style:style style:name="T8" style:family="text">
      <style:text-properties fo:color="#03397d" fo:font-size="10pt" officeooo:rsid="001a290e"/>
    </style:style>
    <style:style style:name="T9" style:family="text">
      <style:text-properties fo:color="#03397d" fo:font-size="10pt" officeooo:rsid="001b3b25"/>
    </style:style>
    <style:style style:name="T10" style:family="text">
      <style:text-properties fo:color="#03397d" fo:font-size="10pt" officeooo:rsid="001c13ac"/>
    </style:style>
    <style:style style:name="T11" style:family="text">
      <style:text-properties fo:color="#03397d" fo:font-size="10pt" officeooo:rsid="001c52f1"/>
    </style:style>
    <style:style style:name="T12" style:family="text">
      <style:text-properties fo:color="#03397d" fo:font-size="10pt" officeooo:rsid="001e1404"/>
    </style:style>
    <style:style style:name="T13" style:family="text">
      <style:text-properties fo:color="#03397d" fo:font-size="10pt" officeooo:rsid="001e1404" style:font-name-asian="Times New Roman1" style:font-name-complex="Times New Roman1"/>
    </style:style>
    <style:style style:name="T14" style:family="text">
      <style:text-properties fo:color="#03397d" fo:font-size="10pt" officeooo:rsid="001618f6" style:font-name-asian="Times New Roman1" style:font-name-complex="Times New Roman1"/>
    </style:style>
    <style:style style:name="T15" style:family="text">
      <style:text-properties fo:color="#03397d" fo:font-size="10pt" officeooo:rsid="0010c3b4"/>
    </style:style>
    <style:style style:name="T16" style:family="text">
      <style:text-properties fo:color="#03397d" style:font-name="Cambria" fo:font-size="10pt" fo:language="en" fo:country="US" fo:font-style="normal" officeooo:rsid="001618f6" style:font-size-asian="10pt" style:font-style-asian="normal" style:font-name-complex="Calibri1" style:font-size-complex="10pt" style:font-style-complex="normal"/>
    </style:style>
    <style:style style:name="T17" style:family="text">
      <style:text-properties fo:color="#03397d" style:font-name="Cambria" fo:font-size="10pt" fo:language="en" fo:country="US" fo:font-style="normal" officeooo:rsid="001618f6" style:font-name-asian="Times New Roman1" style:font-size-asian="10pt" style:font-style-asian="normal" style:font-name-complex="Calibri1" style:font-size-complex="10pt" style:font-style-complex="normal"/>
    </style:style>
    <style:style style:name="T18" style:family="text">
      <style:text-properties officeooo:rsid="001c52f1"/>
    </style:style>
    <style:style style:name="T19" style:family="text">
      <style:text-properties officeooo:rsid="001d3679"/>
    </style:style>
    <style:style style:name="T20" style:family="text">
      <style:text-properties officeooo:rsid="001e14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On “Listening fish to recover Ocean’s physical properties” by Edouard Gauvrit</text:p>
      <text:p text:style-name="P8"/>
      <text:p text:style-name="P7">Summarize the main results of the article in a few sentences:</text:p>
      <text:p text:style-name="P9">mixed layer depth <text:span text:style-name="T19">follows the 38kHz acoustic layer</text:span></text:p>
      <text:p text:style-name="P9">chlorophyll maximum</text:p>
      <text:p text:style-name="P9">thorpe length scale</text:p>
      <text:p text:style-name="P7"/>
      <text:p text:style-name="P7">Answer the following questions about the structure of the paper:</text:p>
      <text:p text:style-name="P1"/>
      <text:p text:style-name="P11"/>
      <text:p text:style-name="P12">Overall content:</text:p>
      <text:p text:style-name="P12"/>
      <text:list xml:id="list1346352473" text:style-name="WWNum12">
        <text:list-item>
          <text:p text:style-name="P31">Is the overall purpose of the study and /or central question clear? </text:p>
          <text:p text:style-name="P31"/>
        </text:list-item>
      </text:list>
      <text:p text:style-name="P3"><text:span text:style-name="T6">Yes : <text:s text:c="6"/></text:span>Recover physical knowledge of the water column from acoustic observations</text:p>
      <text:p text:style-name="P4"><text:tab/>feasability assessment of such method : on the depth of mixed layer</text:p>
      <text:list xml:id="list162242037871646" text:continue-numbering="true" text:style-name="WWNum12">
        <text:list-item>
          <text:p text:style-name="P47">Does the interpretation of the findings answer the overall question of the paper? </text:p>
          <text:p text:style-name="P48">it’s possible but the method is not good enough / <text:span text:style-name="T19">still has to be improved</text:span></text:p>
        </text:list-item>
        <text:list-item>
          <text:p text:style-name="P47">Is every paragraph and sentence in the paper relevant to the overall question? </text:p>
        </text:list-item>
      </text:list>
      <text:p text:style-name="P28"><text:tab/><text:span text:style-name="T3">Yes</text:span></text:p>
      <text:list xml:id="list162243080996718" text:continue-numbering="true" text:style-name="WWNum12">
        <text:list-item>
          <text:p text:style-name="P47">Are there portions of the text that could be omitted? </text:p>
        </text:list-item>
      </text:list>
      <text:p text:style-name="P49"><text:span text:style-name="T14">I </text:span><text:span text:style-name="T13">don’t think so</text:span><text:span text:style-name="T2"> </text:span></text:p>
      <text:list xml:id="list162241873009144" text:continue-numbering="true" text:style-name="WWNum12">
        <text:list-item>
          <text:p text:style-name="P47">Is the overall organization of the paper clear and effective? </text:p>
        </text:list-item>
      </text:list>
      <text:p text:style-name="P23">Yes <text:span text:style-name="T4">the organization is good</text:span></text:p>
      <text:p text:style-name="P26">Suggestions for improvement: </text:p>
      <text:p text:style-name="P27"><text:span text:style-name="T16">You need to say at least once what the acronyms stands for (</text:span><text:span text:style-name="T17">for example you don’t say that</text:span><text:span text:style-name="T16"> MLD is Mixed Layer Depth)</text:span></text:p>
      <text:p text:style-name="P24"><text:soft-page-break/>maybe the definition of the mixed layer should be said the first time you talk about it ( in the context for example)</text:p>
      <text:p text:style-name="P25"><text:span text:style-name="T6">I</text:span> don’t like the <text:span text:style-name="T6">abstract with parts and the </text:span>conclusion with points but it’s just a personal preference</text:p>
      <text:p text:style-name="P12">Individual sections:</text:p>
      <text:p text:style-name="P12"/>
      <text:list xml:id="list733740777" text:style-name="WWNum1">
        <text:list-item>
          <text:p text:style-name="P32">Does the title adequately represent the content of the paper?</text:p>
          <text:p text:style-name="P32"/>
          <text:p text:style-name="P34">Yes it shows that they used the biological activity to try to obtain physical properties</text:p>
        </text:list-item>
      </text:list>
      <text:p text:style-name="Standard"/>
      <text:list xml:id="list162242892907770" text:continue-numbering="true" text:style-name="WWNum1">
        <text:list-item>
          <text:p text:style-name="P32">Does the abstract clearly and concisely summarize the paper and state the main results? Does is contain all needed information (context, need, task, object, findings and conclusion)?</text:p>
        </text:list-item>
      </text:list>
      <text:p text:style-name="P2"/>
      <text:p text:style-name="P35">The abstract is well structured</text:p>
      <text:p text:style-name="Standard"/>
      <text:list xml:id="list162241931294907" text:continue-numbering="true" text:style-name="WWNum1">
        <text:list-item>
          <text:p text:style-name="P33">Does the introduction provide enough context to the readers? Does it state the need for the work? Does it state clearly what has been done to address it?</text:p>
          <text:p text:style-name="P33"/>
          <text:p text:style-name="P36">Maybe a little part on the mixed layer depth</text:p>
          <text:p text:style-name="P36">need = better resolution ?</text:p>
        </text:list-item>
      </text:list>
      <text:p text:style-name="Standard"/>
      <text:list xml:id="list162242954345553" text:continue-numbering="true" text:style-name="WWNum1">
        <text:list-item>
          <text:p text:style-name="P32">Does this paper put the progress it reports in the context of existing published work? Is there adequate referencing and introductory discussion?</text:p>
        </text:list-item>
      </text:list>
      <text:p text:style-name="Standard"/>
      <text:p text:style-name="P14"><text:tab/>The references are cited in the text </text:p>
      <text:p text:style-name="Standard"/>
      <text:list xml:id="list162241793578476" text:continue-numbering="true" text:style-name="WWNum1">
        <text:list-item>
          <text:p text:style-name="P32">Are the material and methods used in the study clearly explained? Can you point out what is special, unexpected, or different in the approach compared to existing published work? Does it contain too many technical details?</text:p>
        </text:list-item>
      </text:list>
      <text:p text:style-name="Standard"/>
      <text:p text:style-name="P20"><text:tab/>I did’nt understand the part in the Thorpe length scale about sorted and unsorted density <text:tab/>profiles? What is it useful for??</text:p>
      <text:p text:style-name="P20"/>
      <text:p text:style-name="P20"><text:tab/>what are overturns?</text:p>
      <text:p text:style-name="P20"/>
      <text:p text:style-name="P20"><text:tab/>Not clear for the intermediate profiles <text:span text:style-name="T4">and why they are useful</text:span></text:p>
      <text:p text:style-name="P20"/>
      <text:p text:style-name="P14"><text:tab/>maybe explain the frequency layers for the results ?</text:p>
      <text:p text:style-name="P14"/>
      <text:p text:style-name="P16"><text:tab/>what is a radial ?</text:p>
      <text:p text:style-name="P13"/>
      <text:list xml:id="list162241780318813" text:continue-numbering="true" text:style-name="WWNum1">
        <text:list-item>
          <text:p text:style-name="P32"><text:s/>Is the results sections(s) clearly and concisely written? <text:s/>Are there logical and smooth transitions between sections, subsections and between paragraphs?</text:p>
          <text:p text:style-name="P32"/>
        </text:list-item>
      </text:list>
      <text:p text:style-name="P14"><text:tab/>Yes there is a section for each of the different results : <text:span text:style-name="T20">good organisation</text:span></text:p>
      <text:p text:style-name="P14"/>
      <text:p text:style-name="P45"><text:soft-page-break/><text:span text:style-name="T15"><text:tab/></text:span><text:span text:style-name="T12">Maybe explain the figures and what each color represents ?</text:span></text:p>
      <text:p text:style-name="P46"><text:span text:style-name="T12"><text:tab/>T</text:span><text:span text:style-name="T7">he chlorophyll part seems to be coming out of nowhere</text:span></text:p>
      <text:p text:style-name="P44"><text:span text:style-name="T20"><text:tab/>I don’t understand the Thorpe length scale part (blurred radials ?)</text:span></text:p>
      <text:p text:style-name="Standard"/>
      <text:list xml:id="list162242938755531" text:continue-numbering="true" text:style-name="WWNum1">
        <text:list-item>
          <text:p text:style-name="P32">Does the conclusion clearly state the most important outcome of the work? Does it address the questions stated in the Introduction? Does the conclusion just summarize the results or does it interpret the findings and explain what they mean?</text:p>
        </text:list-item>
      </text:list>
      <text:p text:style-name="List_20_Paragraph"/>
      <text:p text:style-name="P6">Yes it adress the questions</text:p>
      <text:p text:style-name="P10"><text:span text:style-name="T8"><text:tab/>l</text:span><text:span text:style-name="T9">ittle</text:span><text:span text:style-name="T8"> interpretation</text:span></text:p>
      <text:p text:style-name="Standard"/>
      <text:list xml:id="list162243633348472" text:continue-numbering="true" text:style-name="WWNum1">
        <text:list-item>
          <text:p text:style-name="P32">Are the interpretations and conclusions adequately supported by the evidence presented? That is, are the assumptions valid, is the methodology sound, is the evidence adequate, and do the conclusions logically follow?</text:p>
        </text:list-item>
      </text:list>
      <text:p text:style-name="Standard"/>
      <text:p text:style-name="Standard"><text:tab/><text:span text:style-name="T11">I suppose but I don’t really understand the methods...</text:span></text:p>
      <text:p text:style-name="Standard"/>
      <text:list xml:id="list162241733527156" text:continue-numbering="true" text:style-name="WWNum1">
        <text:list-item>
          <text:p text:style-name="P32">Are all parts of the text, references, graphics and tables necessary for the new results and main points to be understood?</text:p>
        </text:list-item>
      </text:list>
      <text:p text:style-name="P2"/>
      <text:p text:style-name="P37">Yes</text:p>
      <text:p text:style-name="Standard"/>
      <text:list xml:id="list162242049892217" text:continue-numbering="true" text:style-name="WWNum1">
        <text:list-item>
          <text:p text:style-name="P32"><text:s/>Are the graphics and tables clear and their captions self-explanatory? </text:p>
          <text:p text:style-name="P32"/>
        </text:list-item>
      </text:list>
      <text:p text:style-name="P14"><text:tab/>Yes </text:p>
      <text:p text:style-name="Standard"/>
      <text:list xml:id="list1364581585" text:style-name="WWNum3">
        <text:list-item>
          <text:p text:style-name="P43">Sentences and Wording</text:p>
        </text:list-item>
      </text:list>
      <text:p text:style-name="Standard"><text:s/></text:p>
      <text:list xml:id="list170136202" text:style-name="WWNum6">
        <text:list-item>
          <text:p text:style-name="P41">Can you find grammatical mistakes?</text:p>
        </text:list-item>
      </text:list>
      <text:p text:style-name="Standard"/>
      <text:p text:style-name="P15"><text:tab/>listening fishES?</text:p>
      <text:p text:style-name="P17"><text:tab/>Providing <text:span text:style-name="T5">by → </text:span><text:s/>provided <text:span text:style-name="T5">by </text:span>(abstract)</text:p>
      <text:p text:style-name="P18"><text:tab/>will be showN (introduction)</text:p>
      <text:p text:style-name="P19"><text:tab/>re-<text:span text:style-name="T5">e</text:span>mitted fro SV definition ?</text:p>
      <text:p text:style-name="P19"><text:tab/>Instead OF the temperature (methods)</text:p>
      <text:p text:style-name="P20"><text:tab/>differences less than the treshold <text:s/>→ differences lower than </text:p>
      <text:p text:style-name="P20"><text:tab/>before to compute → before computing</text:p>
      <text:p text:style-name="P20"><text:tab/>can be define → can be defined </text:p>
      <text:p text:style-name="P15"><text:tab/>most part of the day → most of the day /<text:span text:style-name="T5">or most partS of the day </text:span></text:p>
      <text:p text:style-name="P15"><text:tab/>is the fact Lt that we have calculated → is the fact that the Lt we have calculated</text:p>
      <text:p text:style-name="Standard"/>
      <text:list xml:id="list162242206555253" text:continue-numbering="true" text:style-name="WWNum6">
        <text:list-item>
          <text:p text:style-name="P42">Can you point to sentences that loose you (too long/complex) and do you</text:p>
          <text:p text:style-name="P30"><text:s/>have suggestions for improvement?</text:p>
          <text:p text:style-name="P30"/>
        </text:list-item>
      </text:list>
      <text:p text:style-name="P20"><text:tab/>A significant difference is relative to a threshold noise level below which a density difference <text:tab/>is considered as due to random noise (methods)</text:p>
      <text:p text:style-name="P21"><text:tab/>I don’t understand what it mean so I don’t have suggestions for improvement</text:p>
      <text:list xml:id="list162243733418318" text:continue-numbering="true" text:style-name="WWNum6">
        <text:list-item>
          <text:p text:style-name="P41"><text:soft-page-break/>Are generally the action in verbs, characters in subjects and subjects near verbs? Can you find counter-examples? Can you point out misused nominalizations?</text:p>
        </text:list-item>
      </text:list>
      <text:p text:style-name="Standard"/>
      <text:p text:style-name="Standard"><text:tab/><text:span text:style-name="T10">Y</text:span><text:span text:style-name="T12">es generally</text:span></text:p>
      <text:p text:style-name="P46"><text:span text:style-name="T12"><text:tab/>I </text:span><text:span text:style-name="T7">don’t find misused nominalizations</text:span></text:p>
      <text:p text:style-name="Standard"/>
      <text:list xml:id="list162243261485562" text:continue-numbering="true" text:style-name="WWNum6">
        <text:list-item>
          <text:p text:style-name="P41">Is the writing cohesive? Does it flow well? Is<text:span text:style-name="T1"> the part of the sentence that links to the previous sentence at the beginning or the end?</text:span></text:p>
        </text:list-item>
      </text:list>
      <text:p text:style-name="Standard"/>
      <text:p text:style-name="Standard"><text:tab/><text:span text:style-name="T10">Sometimes it’s a bit difficult to f</text:span><text:span text:style-name="T11">ollow</text:span><text:span text:style-name="T10"> at first read but otherwise it’s ok</text:span></text:p>
      <text:p text:style-name="Standard"/>
      <text:list xml:id="list162243700837524" text:continue-numbering="true" text:style-name="WWNum6">
        <text:list-item>
          <text:p text:style-name="P41">Are the paragraphs coherent? Do the first and last sentences of paragraphs match? Can you find counter-examples?</text:p>
        </text:list-item>
      </text:list>
      <text:p text:style-name="Standard"/>
      <text:p text:style-name="Standard"><text:tab/><text:span text:style-name="T10">Yes</text:span></text:p>
      <text:p text:style-name="Standard"/>
      <text:list xml:id="list162242073540485" text:continue-numbering="true" text:style-name="WWNum6">
        <text:list-item>
          <text:p text:style-name="P41">Is there an abusive use of passive voice?</text:p>
          <text:p text:style-name="P41"/>
          <text:p text:style-name="P38">No <text:span text:style-name="T20">abusive use of passive voice</text:span></text:p>
        </text:list-item>
      </text:list>
      <text:p text:style-name="Standard"/>
      <text:list xml:id="list162243608680112" text:continue-numbering="true" text:style-name="WWNum6">
        <text:list-item>
          <text:p text:style-name="P41">Can you find a lot of useless words/phrases?</text:p>
        </text:list-item>
      </text:list>
      <text:p text:style-name="List_20_Paragraph"/>
      <text:p text:style-name="P5">No</text:p>
      <text:p text:style-name="Standard"/>
      <text:list xml:id="list162243384009894" text:continue-numbering="true" text:style-name="WWNum6">
        <text:list-item>
          <text:p text:style-name="P41">Can you find complex words that could be replaced by simpler ones?</text:p>
        </text:list-item>
      </text:list>
      <text:p text:style-name="Standard"/>
      <text:p text:style-name="Standard"><text:tab/><text:span text:style-name="T10">No</text:span></text:p>
      <text:p text:style-name="Standard"/>
      <text:list xml:id="list162243279441063" text:continue-numbering="true" text:style-name="WWNum6">
        <text:list-item>
          <text:p text:style-name="P41">Can you find too complex subjects?</text:p>
        </text:list-item>
      </text:list>
      <text:p text:style-name="Standard"/>
      <text:p text:style-name="Standard"><text:tab/><text:span text:style-name="T10">No</text:span></text:p>
      <text:p text:style-name="Standard"/>
      <text:list xml:id="list162243039267264" text:continue-numbering="true" text:style-name="WWNum6">
        <text:list-item>
          <text:p text:style-name="P41"><text:s/>Can you find inadequately used adverbs/ repetition/ excessive hedging?</text:p>
        </text:list-item>
      </text:list>
      <text:p text:style-name="Standard"/>
      <text:p text:style-name="Standard"><text:tab/><text:span text:style-name="T10">No</text:span></text:p>
      <text:p text:style-name="Standard"/>
      <text:list xml:id="list162243442811649" text:continue-numbering="true" text:style-name="WWNum6">
        <text:list-item>
          <text:p text:style-name="P41">Is the use of tenses (past/present/future) adequate?</text:p>
          <text:p text:style-name="P40"/>
        </text:list-item>
      </text:list>
      <text:p text:style-name="P5">Not always but generally yes</text:p>
      <text:p text:style-name="Standard"/>
      <text:list xml:id="list162242371868496" text:continue-list="list1364581585" text:style-name="WWNum3">
        <text:list-item>
          <text:p text:style-name="P43">Other comments?</text:p>
        </text:list-item>
      </text:list>
      <text:p text:style-name="P12"/>
      <text:p text:style-name="P22">I had troubles understanding the article mainly the methods parts </text:p>
      <text:p text:style-name="P22">it needs <text:span text:style-name="T18">a</text:span> few reads to be able to understand <text:span text:style-name="T20">but it may be because I am not familiar with acousstic</text:span></text:p>
      <text:p text:style-name="P12"/>
      <text:p text:style-name="Standard"><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nathan Gula</meta:initial-creator>
    <meta:editing-cycles>16</meta:editing-cycles>
    <meta:print-date>2016-11-03T09:56:00</meta:print-date>
    <meta:creation-date>2016-11-03T09:01:00</meta:creation-date>
    <dc:date>2019-11-16T16:22:41.469000000</dc:date>
    <meta:editing-duration>PT14H59M14S</meta:editing-duration>
    <meta:generator>LibreOffice/6.3.2.2$Windows_X86_64 LibreOffice_project/98b30e735bda24bc04ab42594c85f7fd8be07b9c</meta:generator>
    <meta:document-statistic meta:table-count="0" meta:image-count="0" meta:object-count="0" meta:page-count="5" meta:paragraph-count="91" meta:word-count="973" meta:character-count="5727" meta:non-whitespace-character-count="48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